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ální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ální" style:family="paragraph">
      <style:text-properties fo:font-weight="bold" style:font-weight-asian="bold" style:font-weight-complex="bold"/>
    </style:style>
    <style:style style:name="P4" style:parent-style-name="Normální" style:family="paragraph">
      <style:text-properties fo:font-weight="bold" style:font-weight-asian="bold" style:font-weight-complex="bold"/>
    </style:style>
    <style:style style:name="P5" style:parent-style-name="Normální" style:family="paragraph">
      <style:text-properties fo:font-weight="bold" style:font-weight-asian="bold" style:font-weight-complex="bold"/>
    </style:style>
    <style:style style:name="P6" style:parent-style-name="Normální" style:family="paragraph">
      <style:text-properties fo:font-weight="bold" style:font-weight-asian="bold" style:font-weight-complex="bold"/>
    </style:style>
    <style:style style:name="P7" style:parent-style-name="Normální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Úvod:</text:p>
      <text:p text:style-name="Normální">Vstupte do světa Linatrojka, nového Minecraft serveru, který v sobě skrývá neomezený potenciál pro vaši kreativitu a dobrodružství. Náš server není jen místem, kde můžete stavět libovolné struktury, ale také prostředím, kde se vaše myšlenky a nápady mohou stát realitou. Linatrojka je více než jen herní server; je to komunita vášnivých hráčů, kteří sdílí lásku k Minecraftu a touhu prozkoumat nové hranice možností.</text:p>
      <text:p text:style-name="Normální"/>
      <text:p text:style-name="P2">Hlavní Prvky Serveru:</text:p>
      <text:p text:style-name="P3">Stavitelská Svoboda:</text:p>
      <text:p text:style-name="Normální">Na Linatrojka serveru je stavitelská svoboda na prvním místě. Můžete vytvářet obrovské pevnosti, vzdušné města nebo tajemné podzemní labyrinty. Jen váš vlastní talent a představivost jsou jedinými limity.</text:p>
      <text:p text:style-name="Normální"/>
      <text:p text:style-name="P4">Interaktivní Společenství:</text:p>
      <text:p text:style-name="Normální">Jsme hrdí na naši komunitu, která vítá nové hráče a podporuje vzájemnou spolupráci. Diskuzní fóra, společné stavby a udílení rad a triků jsou součástí naší každodenní interakce.</text:p>
      <text:p text:style-name="Normální"/>
      <text:p text:style-name="P5">Speciální Eventy a Soutěže:</text:p>
      <text:p text:style-name="Normální">Pravidelně pořádáme speciální události a soutěže, abychom udrželi vzrušení a motivaci našich hráčů. Od epických bojů v aréně po soutěže v kreativním umění - na Linatrojka nikdy není nuda.</text:p>
      <text:p text:style-name="Normální"/>
      <text:p text:style-name="P6">Ekonomický Systém:</text:p>
      <text:p text:style-name="Normální">Přinesli jsme na server ekonomický systém, který vám umožňuje obchodovat s ostatními hráči, budovat obchody a vytvářet prosperující společnosti. To vše je součástí dynamiky našeho virtuálního světa.</text:p>
      <text:p text:style-name="Normální"/>
      <text:p text:style-name="P7">Připojte Se K Nám:</text:p>
      <text:p text:style-name="Normální"/>
      <text:p text:style-name="Normální">IP adresa serveru:<text:s/></text:p>
      <text:p text:style-name="Normální">Verze hry: Minecraft Java Edition<text:s/></text:p>
      <text:p text:style-name="Normální">Proč Zvolit Linatrojka:</text:p>
      <text:p text:style-name="Normální">Linatrojka není jen server; je to společenství, kde vaše představy mohou dosáhnout nových výšin. Připojte se k nám a zažijte nekonečné možnosti Minecraftu ve společnosti lidí, kteří sdílí vaši vášeň. Linatrojka - kde tvá kreativita nalézá domov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áš Minařík</meta:initial-creator>
    <dc:creator>Tomáš Minařík</dc:creator>
    <meta:creation-date>2023-12-21T11:12:00Z</meta:creation-date>
    <dc:date>2023-12-21T11:16:00Z</dc:date>
    <meta:template xlink:href="Normal.dotm" xlink:type="simple"/>
    <meta:editing-cycles>1</meta:editing-cycles>
    <meta:editing-duration>PT240S</meta:editing-duration>
    <meta:document-statistic meta:page-count="1" meta:paragraph-count="3" meta:word-count="240" meta:character-count="1657" meta:row-count="11" meta:non-whitespace-character-count="1420"/>
  </office:meta>
</office:document-meta>
</file>